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92cm" fo:min-width="6.042cm" fo:wrap-option="wrap" loext:decorative="false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2.419cm" fo:min-width="2.373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3.487cm" fo:min-width="3.518cm" fo:wrap-option="wrap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98cm" fo:min-width="3.05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981cm" fo:min-width="3.053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034cm" fo:min-width="4.209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2.981cm" fo:min-width="4.386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f972f" draw:textarea-horizontal-align="justify" draw:textarea-vertical-align="middle" draw:auto-grow-height="false" fo:min-height="2.419cm" fo:min-width="2.372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98cm" fo:min-width="3.053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982cm" fo:min-width="4.385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034cm" fo:min-width="4.21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578cm" fo:min-width="3.498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034cm" fo:min-width="4.208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578cm" fo:min-width="3.719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972f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5cm" svg:height="9.25cm" svg:x="54cm" svg:y="2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1cm" svg:height="3.773cm" svg:x="11.56cm" svg:y="15.472cm">
          <text:p text:style-name="P1"><text:span text:style-name="T1">Back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5.682cm" svg:height="5.283cm" svg:x="10.75cm" svg:y="14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" draw:id="id9" draw:layer="layout" svg:width="5.024cm" svg:height="4.568cm" svg:x="35.849cm" svg:y="1cm">
          <text:p text:style-name="P1"><text:span text:style-name="T1">Tietokanta käyttäjien-hallintaa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xml:id="id2" draw:id="id2" draw:layer="layout" svg:width="5.023cm" svg:height="4.569cm" svg:x="35.977cm" svg:y="13.75cm">
          <text:p text:style-name="P1"><text:span text:style-name="T1">Tietokanta tulosten data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" draw:id="id1" draw:layer="layout" svg:width="4.709cm" svg:height="2.284cm" svg:x="29.291cm" svg:y="15.716cm">
          <text:p text:style-name="P1"><text:span text:style-name="T1">Rajapinta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34cm" svg:y1="16.858cm" svg:x2="35.977cm" svg:y2="16.035cm" draw:start-shape="id1" draw:start-glue-point="1" draw:end-shape="id2" draw:end-glue-point="6" svg:d="M34000 16858l1977-823" svg:viewBox="0 0 1978 824">
          <text:p/>
        </draw:connector>
        <draw:custom-shape draw:style-name="gr5" draw:text-style-name="P4" xml:id="id3" draw:id="id3" draw:layer="layout" svg:width="5.023cm" svg:height="4.569cm" svg:x="1cm" svg:y="9.853cm">
          <text:p text:style-name="P1"><text:span text:style-name="T1">Ulkoiset palvelut</text:span></text:p>
          <text:p text:style-name="P1"><text:span text:style-name="T1">(PDG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5.288cm" svg:y1="13.753cm" svg:x2="11.582cm" svg:y2="15.49cm" draw:start-shape="id3" draw:start-glue-point="9" draw:end-shape="id4" draw:end-glue-point="5" svg:d="M5288 13753l6294 1737" svg:viewBox="0 0 6295 1738">
          <text:p/>
        </draw:connector>
        <draw:custom-shape draw:style-name="gr9" draw:text-style-name="P4" xml:id="id5" draw:id="id5" draw:layer="layout" svg:width="6.908cm" svg:height="4.569cm" svg:x="5.709cm" svg:y="2.999cm">
          <text:p text:style-name="P1"><text:span text:style-name="T1">Notifikaatioiden lähettäminen</text:span></text:p>
          <text:p text:style-name="P1"><text:span text:style-name="T1">(sähköposti, push-notifikaatio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3.591cm" svg:y1="14.717cm" svg:x2="11.606cm" svg:y2="6.899cm" draw:start-shape="id4" draw:start-glue-point="4" draw:end-shape="id5" draw:end-glue-point="9" svg:d="M13591 14717l-1985-7818" svg:viewBox="0 0 1986 7819">
          <text:p/>
        </draw:connector>
        <draw:custom-shape draw:style-name="gr10" draw:text-style-name="P5" xml:id="id6" draw:id="id6" draw:layer="layout" svg:width="4.06cm" svg:height="3.773cm" svg:x="1cm" svg:y="24.927cm">
          <text:p text:style-name="P1"><text:span text:style-name="T1">Front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1.582cm" svg:y1="19.227cm" svg:x2="4.466cm" svg:y2="25.479cm" draw:start-shape="id4" draw:start-glue-point="7" draw:end-shape="id6" draw:end-glue-point="11" svg:d="M11582 19227l-7116 6252" svg:viewBox="0 0 7117 6253">
          <text:p/>
        </draw:connector>
        <draw:custom-shape draw:style-name="gr11" draw:text-style-name="P4" xml:id="id13" draw:id="id13" draw:layer="layout" svg:width="5.023cm" svg:height="4.568cm" svg:x="36cm" svg:y="24.132cm">
          <text:p text:style-name="P1"><text:span text:style-name="T1">Tietokanta <text:s/>karttojen data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7" draw:id="id7" draw:layer="layout" svg:width="6.907cm" svg:height="4.57cm" svg:x="19.093cm" svg:y="7.43cm">
          <text:p text:style-name="P1"><text:span text:style-name="T1">Käyttäjänhallinta (esim. Rekisteröinti ja kirjautumine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8" draw:id="id8" draw:layer="layout" svg:width="4.71cm" svg:height="2.284cm" svg:x="30.511cm" svg:y="6.712cm">
          <text:p text:style-name="P1"><text:span text:style-name="T1">Rajapinta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9.093cm" svg:y1="9.715cm" svg:x2="15.6cm" svg:y2="15.49cm" draw:start-shape="id7" draw:start-glue-point="6" draw:end-shape="id4" draw:end-glue-point="11" svg:d="M19093 9715l-3493 5775" svg:viewBox="0 0 3494 5776">
          <text:p/>
        </draw:connector>
        <draw:connector draw:style-name="gr7" draw:text-style-name="P3" draw:layer="layout" draw:type="line" svg:x1="30.511cm" svg:y1="7.854cm" svg:x2="22.547cm" svg:y2="7.43cm" draw:start-shape="id8" draw:start-glue-point="3" draw:end-shape="id7" draw:end-glue-point="4" svg:d="M30511 7854l-7964-424" svg:viewBox="0 0 7965 425">
          <text:p/>
        </draw:connector>
        <draw:connector draw:style-name="gr7" draw:text-style-name="P3" draw:layer="layout" draw:type="line" svg:x1="38.361cm" svg:y1="5.568cm" svg:x2="35.221cm" svg:y2="7.854cm" draw:start-shape="id9" draw:start-glue-point="8" draw:end-shape="id8" svg:d="M38361 5568l-3140 2286" svg:viewBox="0 0 3141 2287">
          <text:p/>
        </draw:connector>
        <draw:custom-shape draw:style-name="gr14" draw:text-style-name="P4" xml:id="id10" draw:id="id10" draw:layer="layout" svg:width="5.652cm" svg:height="3.998cm" svg:x="20.5cm" svg:y="14.752cm">
          <text:p text:style-name="P1"><text:span text:style-name="T1">Tulospalvelun datankäsitte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6.432cm" svg:y1="17.359cm" svg:x2="20.5cm" svg:y2="16.751cm" draw:start-shape="id4" draw:start-glue-point="10" draw:end-shape="id10" draw:end-glue-point="6" svg:d="M16432 17359l4068-608" svg:viewBox="0 0 4069 609">
          <text:p/>
        </draw:connector>
        <draw:connector draw:style-name="gr7" draw:text-style-name="P3" draw:layer="layout" draw:type="line" svg:x1="26.152cm" svg:y1="16.751cm" svg:x2="29.291cm" svg:y2="16.858cm" draw:start-shape="id10" draw:start-glue-point="10" draw:end-shape="id1" svg:d="M26152 16751l3139 107" svg:viewBox="0 0 3140 108">
          <text:p/>
        </draw:connector>
        <draw:custom-shape draw:style-name="gr15" draw:text-style-name="P4" xml:id="id12" draw:id="id12" draw:layer="layout" svg:width="4.708cm" svg:height="2.284cm" svg:x="28cm" svg:y="25.216cm">
          <text:p text:style-name="P1"><text:span text:style-name="T1">Rajapinta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11" draw:id="id11" draw:layer="layout" svg:width="5.965cm" svg:height="3.998cm" svg:x="17.907cm" svg:y="23.56cm">
          <text:p text:style-name="P1"><text:span text:style-name="T1">Karttapalvelun datankäsitte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5.6cm" svg:y1="19.227cm" svg:x2="18.78cm" svg:y2="24.145cm" draw:start-shape="id4" draw:start-glue-point="9" draw:end-shape="id11" draw:end-glue-point="5" svg:d="M15600 19227l3180 4918" svg:viewBox="0 0 3181 4919">
          <text:p/>
        </draw:connector>
        <draw:connector draw:style-name="gr7" draw:text-style-name="P3" draw:layer="layout" draw:type="line" svg:x1="23.872cm" svg:y1="25.559cm" svg:x2="28cm" svg:y2="26.358cm" draw:start-shape="id11" draw:start-glue-point="10" draw:end-shape="id12" svg:d="M23872 25559l4128 799" svg:viewBox="0 0 4129 800">
          <text:p/>
        </draw:connector>
        <draw:connector draw:style-name="gr7" draw:text-style-name="P3" draw:layer="layout" draw:type="line" svg:x1="32.708cm" svg:y1="26.358cm" svg:x2="36cm" svg:y2="26.416cm" draw:start-shape="id12" draw:start-glue-point="1" draw:end-shape="id13" draw:end-glue-point="6" svg:d="M32708 26358l3292 58" svg:viewBox="0 0 3293 5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3:43:20.485947972</meta:creation-date>
    <dc:date>2024-11-05T17:02:18.447363055</dc:date>
    <meta:editing-duration>PT1H20M31S</meta:editing-duration>
    <meta:editing-cycles>20</meta:editing-cycles>
    <meta:generator>LibreOffice/24.8.2.1$Linux_X86_64 LibreOffice_project/480$Build-1</meta:generator>
    <meta:document-statistic meta:object-count="27"/>
  </office:meta>
</office:document-meta>
</file>